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5"/>
    <style:style style:name="P21" style:family="paragraph" style:parent-style-name="Standard" style:list-style-name="L6"/>
    <style:style style:name="P22" style:family="paragraph" style:parent-style-name="Standard" style:list-style-name="L7"/>
    <style:style style:name="P23" style:family="paragraph" style:parent-style-name="Standard" style:list-style-name="L8"/>
    <style:style style:name="P24" style:family="paragraph" style:parent-style-name="Standard" style:list-style-name="L9"/>
    <style:style style:name="P25" style:family="paragraph" style:parent-style-name="Standard" style:list-style-name="L10"/>
    <style:style style:name="T1" style:family="text">
      <style:text-properties fo:font-size="16pt" style:font-size-asian="16pt" style:font-size-complex="16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ICOLOOP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Manuel d'utilisation</text:p>
      <text:p text:style-name="P7"><text:span text:style-name="T1">version </text:span><text:span text:style-name="T1"><text:variable-set text:name="version" office:value-type="string">0.1</text:variable-set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Guillaume Dualé (aka <text:a xlink:type="simple" xlink:href="http://www.flipflop.fr/">Flip-Flop</text:a>)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4">Table des matières</text:p>
          </text:index-title>
          <text:p text:style-name="P11">1 A propos<text:tab/>3</text:p>
          <text:p text:style-name="P11">2 Les écrans<text:tab/>3</text:p>
          <text:p text:style-name="P12">2.1 L'écran Sequencer<text:tab/>3</text:p>
          <text:p text:style-name="P12">2.2 L'écran Project<text:tab/>3</text:p>
          <text:p text:style-name="P11">3 Les touches<text:tab/>4</text:p>
          <text:p text:style-name="P12">3.1 Dans l'écran Sequencer :<text:tab/>4</text:p>
          <text:p text:style-name="P12">3.2 Dans l'écran Project :<text:tab/>4</text:p>
          <text:p text:style-name="P12">3.3 Dans l'écran « Pattern »<text:tab/>4</text:p>
        </text:index-body>
      </text:table-of-content>
      <text:p text:style-name="Standard"/>
      <text:p text:style-name="Standard"/>
      <text:h text:style-name="P13" text:outline-level="1">A propos</text:h>
      <text:p text:style-name="Standard">Picoloop est un logiciel de composition musicale sur console Game Boy Advance et compatible.</text:p>
      <text:p text:style-name="Standard"/>
      <text:p text:style-name="Standard">Il vous permet d'exploiter 6 canaux, dont :</text:p>
      <text:list xml:id="list1713958510" text:style-name="L1">
        <text:list-item>
          <text:p text:style-name="P16">Un canal pulse 1</text:p>
        </text:list-item>
        <text:list-item>
          <text:p text:style-name="P16">Un canal pulse 2</text:p>
        </text:list-item>
        <text:list-item>
          <text:p text:style-name="P16">Un canal d'onde modulable (wav)</text:p>
        </text:list-item>
        <text:list-item>
          <text:p text:style-name="P16">Un canal de bruit blanc (noise)</text:p>
        </text:list-item>
        <text:list-item>
          <text:p text:style-name="P16">Un canal sample 1</text:p>
        </text:list-item>
        <text:list-item>
          <text:p text:style-name="P16">Un canal sample 2</text:p>
        </text:list-item>
      </text:list>
      <text:p text:style-name="Standard"/>
      <text:h text:style-name="Heading_20_1" text:outline-level="1">Les écrans</text:h>
      <text:p text:style-name="Standard">Picoloop est divisé en 7 écrans, vous pouvez naviguer au travers grâce à la combinaison de touche « SELECT + DIRECTION ».</text:p>
      <text:p text:style-name="Standard"/>
      <text:p text:style-name="Standard">Voici un aperçu des écrans présents dans Picoloop :</text:p>
      <text:p text:style-name="Standard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9">x</text:p>
          </table:table-cell>
          <table:table-cell table:style-name="Tableau1.A1" office:value-type="string">
            <text:p text:style-name="P9">(About)</text:p>
          </table:table-cell>
          <table:table-cell table:style-name="Tableau1.C1" office:value-type="string">
            <text:p text:style-name="P9">x</text:p>
          </table:table-cell>
        </table:table-row>
        <table:table-row>
          <table:table-cell table:style-name="Tableau1.A2" office:value-type="string">
            <text:p text:style-name="P9">Sequencer</text:p>
          </table:table-cell>
          <table:table-cell table:style-name="Tableau1.A2" office:value-type="string">
            <text:p text:style-name="P9">**Project**</text:p>
          </table:table-cell>
          <table:table-cell table:style-name="Tableau1.C2" office:value-type="string">
            <text:p text:style-name="P9">Pattern</text:p>
          </table:table-cell>
        </table:table-row>
        <table:table-row>
          <table:table-cell table:style-name="Tableau1.A2" office:value-type="string">
            <text:p text:style-name="P9">Help for Sequencer</text:p>
          </table:table-cell>
          <table:table-cell table:style-name="Tableau1.A2" office:value-type="string">
            <text:p text:style-name="P9">Help for Project</text:p>
          </table:table-cell>
          <table:table-cell table:style-name="Tableau1.C2" office:value-type="string">
            <text:p text:style-name="P9">Help for Pattern</text:p>
          </table:table-cell>
        </table:table-row>
      </table:table>
      <text:p text:style-name="Standard"/>
      <text:p text:style-name="Standard">Lorsque vous démarrez Picoloop, vous arrivez directement sur l'écran « Project ».</text:p>
      <text:p text:style-name="Standard"/>
      <text:p text:style-name="Standard">Exemple d'utilisation :</text:p>
      <text:p text:style-name="Standard">Depuis l'écran « Project », si vous faites la combinaison de touche « SELECT + GAUCHE », vous arrivez sur l'écran « Sequencer ».</text:p>
      <text:p text:style-name="Standard"/>
      <text:h text:style-name="Heading_20_2" text:outline-level="2">L'écran Sequencer</text:h>
      <text:p text:style-name="Standard">Cet écran vous permet de mettre en ordre vos patterns afin de composer une chanson complète.</text:p>
      <text:p text:style-name="Standard"/>
      <text:p text:style-name="Standard">Les lignes « T » signifient « Transpose ». Elles vous permettent de transposer votre pattern correspondant.</text:p>
      <text:p text:style-name="Standard"/>
      <text:h text:style-name="Heading_20_2" text:outline-level="2">L'écran Project</text:h>
      <text:list xml:id="list786157958" text:style-name="L2">
        <text:list-item>
          <text:p text:style-name="P17">Cet écran vous permet de sélectionner la banque dans laquelle travailler. Sachant qu'une banque correspond à une chanson.</text:p>
        </text:list-item>
        <text:list-item>
          <text:p text:style-name="P17">Le champ « Name » vous donne la possibilité de nommer votre chanson. C'est plus simple à retenir qu'un numéro de banque.</text:p>
        </text:list-item>
        <text:list-item>
          <text:p text:style-name="P17">Le champ « Tempo » permet de régler le tempo pour la banque en cours.</text:p>
        </text:list-item>
        <text:list-item>
          <text:p text:style-name="P17">Les six lignes juste en dessous correspondent aux six canaux précédemment détaillés.</text:p>
        </text:list-item>
      </text:list>
      <text:h text:style-name="Heading_20_1" text:outline-level="1"><text:soft-page-break/>Les touches</text:h>
      <text:h text:style-name="Heading_20_2" text:outline-level="2">Dans l'écran Sequencer :</text:h>
      <text:list xml:id="list265637994" text:style-name="L3">
        <text:list-item>
          <text:p text:style-name="P18">Haut/Bas : Se déplacer sur les différentes lignes canaux et transpose.</text:p>
        </text:list-item>
        <text:list-item>
          <text:p text:style-name="P18">Gauche/Droite : Déplacer sur le curseur sur la ligne en cours.</text:p>
        </text:list-item>
        <text:list-item>
          <text:p text:style-name="P18">A + Haut : Incrémenter la valeur sous le curseur.</text:p>
        </text:list-item>
        <text:list-item>
          <text:p text:style-name="P18">A + Bas : Décrémenter la valeur sous le curseur.</text:p>
        </text:list-item>
      </text:list>
      <text:p text:style-name="Standard"/>
      <text:h text:style-name="Heading_20_2" text:outline-level="2">Dans l'écran Project :</text:h>
      <text:p text:style-name="Standard">L : Faire basculer le curseur entre « Bank », « Name », « Tempo » et les canaux.</text:p>
      <text:p text:style-name="Standard"/>
      <text:p text:style-name="P5">Dans « BANK » :</text:p>
      <text:list xml:id="list2024128725" text:style-name="L4">
        <text:list-item>
          <text:p text:style-name="P19">A + Haut : Incrémenter la valeur sous le curseur.</text:p>
        </text:list-item>
        <text:list-item>
          <text:p text:style-name="P19">A + Bas : Décrémenter la valeur sous le curseur.</text:p>
        </text:list-item>
      </text:list>
      <text:p text:style-name="Standard"/>
      <text:p text:style-name="P3">Dans « NAME »:</text:p>
      <text:list xml:id="list973748045" text:style-name="L5">
        <text:list-item>
          <text:p text:style-name="P20">A + Haut : Incrémenter la lettre sous le curseur.</text:p>
        </text:list-item>
        <text:list-item>
          <text:p text:style-name="P20">A + Bas : Décrémenter la lettre sous le curseur.</text:p>
        </text:list-item>
        <text:list-item>
          <text:p text:style-name="P20">Gauche / Droite : Déplacer le curseur pour nommer la chanson. Vous pouvez aller jusqu'à 8 caractères pour chaque titre.</text:p>
        </text:list-item>
      </text:list>
      <text:p text:style-name="Standard"/>
      <text:p text:style-name="P3">Dans « Tempo »</text:p>
      <text:list xml:id="list149493571" text:style-name="L6">
        <text:list-item>
          <text:p text:style-name="P21">A + Haut : Incrémenter la valeur sous le curseur.</text:p>
        </text:list-item>
        <text:list-item>
          <text:p text:style-name="P21">A + Bas : Décrémenter la valeur sous le curseur.</text:p>
        </text:list-item>
      </text:list>
      <text:p text:style-name="Standard"/>
      <text:p text:style-name="P3">Dans les canaux :</text:p>
      <text:list xml:id="list153876322" text:style-name="L7">
        <text:list-item>
          <text:p text:style-name="P22">Haut/Bas/Gauche/Droite : Se déplacer dans les canaux.</text:p>
        </text:list-item>
        <text:list-item>
          <text:p text:style-name="P22">A + Haut : Charger le pattern à la position du curseur dans le canal correspondant.</text:p>
        </text:list-item>
        <text:list-item>
          <text:p text:style-name="P22">A + Bas + R : Sauvegarder le pattern en cours de lecture sur le canal courant à la position du curseur.</text:p>
        </text:list-item>
      </text:list>
      <text:p text:style-name="Standard"/>
      <text:h text:style-name="P10" text:outline-level="2">Dans l'écran « Pattern »</text:h>
      <text:list xml:id="list2171056136" text:style-name="L8">
        <text:list-item>
          <text:p text:style-name="P23">L : Faire basculer le curseur entre le pattern et les icônes du menu.</text:p>
        </text:list-item>
        <text:list-item>
          <text:p text:style-name="P23">SELECT : Changer le canal</text:p>
        </text:list-item>
      </text:list>
      <text:p text:style-name="Standard"/>
      <text:p text:style-name="P3">Dans « Pattern »</text:p>
      <text:list xml:id="list588531238" text:style-name="L9">
        <text:list-item>
          <text:p text:style-name="P24">Haut/Bas/Gauche/Droite : Naviguer sur les notes du pattern.</text:p>
        </text:list-item>
        <text:list-item>
          <text:p text:style-name="P24">A : Poser une note (par défaut un C-3).</text:p>
        </text:list-item>
        <text:list-item>
          <text:p text:style-name="P24">B : Éditer les paramètres</text:p>
          <text:list>
            <text:list-item>
              <text:p text:style-name="P24">B + Haut : incrémenter la valeur du paramètre rouge</text:p>
            </text:list-item>
            <text:list-item>
              <text:p text:style-name="P24">B + Bas : décrémenter la valeur du paramètre rouge</text:p>
            </text:list-item>
            <text:list-item>
              <text:p text:style-name="P24">B + Droite : incrémenter la valeur du paramètre rouge</text:p>
            </text:list-item>
            <text:list-item>
              <text:p text:style-name="P24">B + Gauche : décrémenter la valeur du paramètre rouge</text:p>
            </text:list-item>
          </text:list>
        </text:list-item>
        <text:list-item>
          <text:p text:style-name="P24">R : Couper la note sous le curseur. Appuyez sur B à nouveau pour coller.</text:p>
        </text:list-item>
      </text:list>
      <text:p text:style-name="Standard"/>
      <text:p text:style-name="P3">Dans <text:s/>« Menu »</text:p>
      <text:p text:style-name="P8">Lorsque vous naviguez dans le menu cela met à jour en temps réel les paramètres de vos note dans les notes juste au dessus.</text:p>
      <text:p text:style-name="P8"/>
      <text:list xml:id="list749285502" text:style-name="L10">
        <text:list-item>
          <text:p text:style-name="P25">Haut/Bas/Gauche/Droite : Naviguer dans le menu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icoloop : Manuel d'utilisation</text:p>
      </style:header>
      <style:footer>
        <text:p text:style-name="MP2">Manuel en version <text:variable-get text:name="version" office:value-type="string">0.1</text:variable-ge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5T08:59:08</meta:creation-date>
    <dc:date>2011-05-05T15:14:14</dc:date>
    <meta:editing-duration>PT01H58M12S</meta:editing-duration>
    <meta:editing-cycles>51</meta:editing-cycles>
    <meta:generator>OpenOffice.org/3.2$Linux OpenOffice.org_project/320m18$Build-9502</meta:generator>
    <meta:document-statistic meta:table-count="1" meta:image-count="0" meta:object-count="0" meta:page-count="5" meta:paragraph-count="84" meta:word-count="696" meta:character-count="3565"/>
  </office:meta>
</office:document-meta>
</file>